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355" officeooo:paragraph-rsid="0011a355"/>
    </style:style>
    <style:style style:name="P2" style:family="paragraph" style:parent-style-name="Standard" style:list-style-name="L1">
      <style:text-properties officeooo:paragraph-rsid="00239a48"/>
    </style:style>
    <style:style style:name="P3" style:family="paragraph" style:parent-style-name="Standard" style:list-style-name="L1">
      <style:text-properties officeooo:paragraph-rsid="00434778"/>
    </style:style>
    <style:style style:name="P4" style:family="paragraph" style:parent-style-name="Standard" style:list-style-name="L1">
      <style:text-properties officeooo:rsid="0011a355" officeooo:paragraph-rsid="0011a355"/>
    </style:style>
    <style:style style:name="P5" style:family="paragraph" style:parent-style-name="Standard" style:list-style-name="L1">
      <style:text-properties officeooo:rsid="0011a355" officeooo:paragraph-rsid="00154025"/>
    </style:style>
    <style:style style:name="P6" style:family="paragraph" style:parent-style-name="Standard" style:list-style-name="L1">
      <style:text-properties officeooo:rsid="00154025" officeooo:paragraph-rsid="00154025"/>
    </style:style>
    <style:style style:name="P7" style:family="paragraph" style:parent-style-name="Standard" style:list-style-name="L1">
      <style:text-properties officeooo:rsid="001b10c1" officeooo:paragraph-rsid="001b10c1"/>
    </style:style>
    <style:style style:name="P8" style:family="paragraph" style:parent-style-name="Standard" style:list-style-name="L1">
      <style:text-properties officeooo:rsid="0019fb7a" officeooo:paragraph-rsid="0019fb7a"/>
    </style:style>
    <style:style style:name="P9" style:family="paragraph" style:parent-style-name="Standard" style:list-style-name="L1">
      <style:text-properties officeooo:rsid="001e34f9" officeooo:paragraph-rsid="001e34f9"/>
    </style:style>
    <style:style style:name="P10" style:family="paragraph" style:parent-style-name="Standard" style:list-style-name="L1">
      <style:text-properties officeooo:rsid="00239a48" officeooo:paragraph-rsid="00239a48"/>
    </style:style>
    <style:style style:name="P11" style:family="paragraph" style:parent-style-name="Standard" style:list-style-name="L1">
      <style:text-properties officeooo:rsid="003002fb" officeooo:paragraph-rsid="003002fb"/>
    </style:style>
    <style:style style:name="P12" style:family="paragraph" style:parent-style-name="Standard" style:list-style-name="L1">
      <style:text-properties officeooo:rsid="00313e66" officeooo:paragraph-rsid="00313e66"/>
    </style:style>
    <style:style style:name="P13" style:family="paragraph" style:parent-style-name="Standard" style:list-style-name="L1">
      <style:text-properties officeooo:rsid="0033f194" officeooo:paragraph-rsid="0033f194"/>
    </style:style>
    <style:style style:name="P14" style:family="paragraph" style:parent-style-name="Standard" style:list-style-name="L1">
      <style:text-properties officeooo:rsid="00350c63" officeooo:paragraph-rsid="00350c63"/>
    </style:style>
    <style:style style:name="P15" style:family="paragraph" style:parent-style-name="Standard" style:list-style-name="L1">
      <style:text-properties officeooo:rsid="0036d997" officeooo:paragraph-rsid="0036d997"/>
    </style:style>
    <style:style style:name="P16" style:family="paragraph" style:parent-style-name="Standard" style:list-style-name="L1">
      <style:text-properties officeooo:rsid="0037858d" officeooo:paragraph-rsid="0037858d"/>
    </style:style>
    <style:style style:name="P17" style:family="paragraph" style:parent-style-name="Standard" style:list-style-name="L1">
      <style:text-properties officeooo:rsid="0040235b" officeooo:paragraph-rsid="0040235b"/>
    </style:style>
    <style:style style:name="P18" style:family="paragraph" style:parent-style-name="Standard" style:list-style-name="L1">
      <style:text-properties officeooo:rsid="0040235b" officeooo:paragraph-rsid="00434778"/>
    </style:style>
    <style:style style:name="P19" style:family="paragraph" style:parent-style-name="Standard" style:list-style-name="L1">
      <style:text-properties officeooo:rsid="00471888" officeooo:paragraph-rsid="00471888"/>
    </style:style>
    <style:style style:name="P20" style:family="paragraph" style:parent-style-name="Standard" style:list-style-name="L1">
      <style:text-properties officeooo:rsid="00434778" officeooo:paragraph-rsid="00434778"/>
    </style:style>
    <style:style style:name="P21" style:family="paragraph" style:parent-style-name="Standard" style:list-style-name="L1">
      <style:text-properties officeooo:rsid="00438e41" officeooo:paragraph-rsid="00438e41"/>
    </style:style>
    <style:style style:name="T1" style:family="text">
      <style:text-properties officeooo:rsid="0011a355"/>
    </style:style>
    <style:style style:name="T2" style:family="text">
      <style:text-properties officeooo:rsid="0018704f"/>
    </style:style>
    <style:style style:name="T3" style:family="text">
      <style:text-properties officeooo:rsid="001b10c1"/>
    </style:style>
    <style:style style:name="T4" style:family="text">
      <style:text-properties officeooo:rsid="001c8f51"/>
    </style:style>
    <style:style style:name="T5" style:family="text">
      <style:text-properties officeooo:rsid="00239a48"/>
    </style:style>
    <style:style style:name="T6" style:family="text">
      <style:text-properties officeooo:rsid="00320072"/>
    </style:style>
    <style:style style:name="T7" style:family="text">
      <style:text-properties officeooo:rsid="0033f194"/>
    </style:style>
    <style:style style:name="T8" style:family="text">
      <style:text-properties officeooo:rsid="0037858d"/>
    </style:style>
    <style:style style:name="T9" style:family="text">
      <style:text-properties officeooo:rsid="003997f6"/>
    </style:style>
    <style:style style:name="T10" style:family="text">
      <style:text-properties officeooo:rsid="003a9d50"/>
    </style:style>
    <style:style style:name="T11" style:family="text">
      <style:text-properties officeooo:rsid="00434778"/>
    </style:style>
    <style:style style:name="T12" style:family="text">
      <style:text-properties officeooo:rsid="004653ef"/>
    </style:style>
    <style:style style:name="T13" style:family="text">
      <style:text-properties officeooo:rsid="00479d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sentation Plan:</text:p>
      <text:p text:style-name="P1"/>
      <text:p text:style-name="P1"/>
      <text:list xml:id="list3573303647" text:style-name="L1">
        <text:list-item>
          <text:p text:style-name="P4">Introduction to Fusion<text:line-break/>→ D-T Reaction to create energy</text:p>
        </text:list-item>
        <text:list-item>
          <text:p text:style-name="P4">Introduction to Plasma Physics<text:line-break/>→a plasma is a quasineutral state of charged particles (i.e. electrons and ions) in a magnetic field that can be described by either macroscopically by MHD where the plasma is treated like a fluid without information about single particle motion or in more microscopic approach by using one-particle distribution functions f(x,p) in a kinetic approach</text:p>
        </text:list-item>
        <text:list-item>
          <text:p text:style-name="P5">Individual motion of particles<text:line-break/>→ exact equations of motion by Newton’s Law<text:line-break/>→ but particles gyrate around field lines with additional drift movement<text:line-break/>→ averaging over gyration yields guiding center equations</text:p>
        </text:list-item>
        <text:list-item>
          <text:p text:style-name="P6">Guiding Center equations can be given by<text:line-break/><text:span text:style-name="T1">→ </text:span>equations of motion for guiding center movement</text:p>
        </text:list-item>
        <text:list-item>
          <text:p text:style-name="P5">Solving these guiding center equations with Gorilla<text:line-break/>→ Local linearization approach…<text:span text:style-name="T8">(dz/dtau with const. coefficients)</text:span><text:line-break/>→ due to local linearization a grid is needed on which the <text:span text:style-name="T2">fields are linearized<text:line-break/>→ Orbits are computed from one cell boundary to the next using a quadratic prediction of the orbit and interative RK4 steps in conjuction with Newton steps for convergence </text:span></text:p>
        </text:list-item>
        <text:list-item>
          <text:p text:style-name="P7">Requirements to the grid are <text:line-break/>→ tetrahedral grid due to linearization → continuity of field quantities<text:line-break/>→ no hanging nodes → also for continuity of field quantities<text:line-break/>→ Further requirements: whole domain covered, tetrahedra must be uniquely indexed</text:p>
        </text:list-item>
        <text:list-item>
          <text:p text:style-name="P8">Initial grid is the Cylindrical Contour Grid<text:line-break/>→<text:span text:style-name="T4"> grid points lie on contours of cylindrical coordinates</text:span><text:line-break/>→<text:span text:style-name="T3"> calculations are done also in cylindrical coordinates<text:line-break/>→ field lines have kinks in real space → show poincare plot<text:line-break/>→ No chaos since no interpolation error for vector potential which is linear in flux<text:line-break/>→ instead of cyl. Coords., SFC should be used where field lines are straight in the coordinate space<text:line-break/>→ since no overlaps of grid elements are allowed, a new field aligned grid is needed</text:span></text:p>
        </text:list-item>
        <text:list-item>
          <text:p text:style-name="P9">Creation of new grid with field aligned toroidal topology<text:line-break/>→ a transformation routine is needed that finds the cylindrical coordinates to each position in SFC-space to read out field data with the existing divergence free interpolation routine<text:line-break/>→ a routine is needed that creates the grid in SFC space</text:p>
        </text:list-item>
        <text:list-item>
          <text:p text:style-name="P10">Transformation routine in axisymmetric case (Tokamak):<text:line-break/>→ show figure of Asdex field topology and draw theta contours<text:line-break/>→ routine is implemented using interpolation of field line integrated data<text:line-break/>→ first the magnetic axis has to be found<text:line-break/>→ x-point has to be found</text:p>
        </text:list-item>
        <text:list-item>
          <text:p text:style-name="P10">Field line integration:<text:line-break/>→ field line equations<text:line-break/>→ 500 equidistant starting points on O-X line, each integrated over 1 poloidal turn<text:line-break/>→for this we need to find the safety factor for each field line<text:line-break/>→ when safety factor is found the field line is integrated over 1 turn and the theta positions in SFC are put also equidistantly along this integration<text:line-break/>→ Positions for R,Z are saved into a file for later interpolation, also flux functions (constant along field line) are computed and saved accordingly</text:p>
        </text:list-item>
        <text:list-item>
          <text:p text:style-name="P2"><text:span text:style-name="T5">Interpolation of data<text:line-break/>→ Positions R,Z can be interpolated using periodic cubic splines in theta direction for each </text:span><text:soft-page-break/><text:span text:style-name="T5">flux surface<text:line-break/>→ Lagrange polynomial interpolation between individual flux surfaces for a given interpolated theta value<text:line-break/>→ now we have the necessary tools to create the grid!</text:span></text:p>
        </text:list-item>
        <text:list-item>
          <text:p text:style-name="P11">Grid generation:<text:line-break/>→ first a set of 2D- points is generated in SFC space<text:line-break/>→ these grid points are then axisymmetrcally extruded into 3D, space<text:line-break/>(show plots for 2d points in SFC space)</text:p>
        </text:list-item>
        <text:list-item>
          <text:p text:style-name="P12">Combine vertices to form prisms <text:span text:style-name="T7">in first slice</text:span><text:line-break/>→ show plot with prism types that are subsequently cut<text:line-break/>→ to stay general for possible future grid refinement, number vertices are not necessarily constant<text:line-break/>→ “top” and “bottom” facing prisms, the correct type is found using the Delaunay triangulation algorithm based on circumcircles → “nice features”, no steep angles →<text:span text:style-name="T6"> good for numerics</text:span></text:p>
        </text:list-item>
        <text:list-item>
          <text:p text:style-name="P13">prisms are split into tetrahedra<text:line-break/>→ indices are extruded into 3D<text:line-break/>→ neighbors also need to be found for pusher logics to work</text:p>
        </text:list-item>
        <text:list-item>
          <text:p text:style-name="P14">Show field aligned grid</text:p>
        </text:list-item>
        <text:list-item>
          <text:p text:style-name="P15">Show poincare plots of field aligned grid → smooth in real space! / compare maybe again with RphiZ poincare plot</text:p>
        </text:list-item>
        <text:list-item>
          <text:p text:style-name="P16">Further contribution to the code was to use a<text:span text:style-name="T9">n</text:span> analytical polynomial expansion of equations of motion<text:line-break/>→<text:span text:style-name="T10"> put solution in Hesse normal form of tetrahedron faces<text:line-break/>→ computational speed can be increased by using quadratic guesser for guess for tau<text:line-break/>→ fourth order corresponds to RK4 accuracy, but here one has much greater liberty</text:span></text:p>
        </text:list-item>
        <text:list-item>
          <text:p text:style-name="P17">Show that integrator is symplectic in the linearized domain <text:line-break/>→ only numerical inaccuracies destroy the symplecticity<text:line-break/>→ show that RK4 errors are very small</text:p>
        </text:list-item>
        <text:list-item>
          <text:p text:style-name="P18">Show orbit stability of different orders:<text:line-break/>→Plot from Michael</text:p>
        </text:list-item>
        <text:list-item>
          <text:p text:style-name="P19">Speed tests <text:span text:style-name="T13">comparison</text:span></text:p>
        </text:list-item>
        <text:list-item>
          <text:p text:style-name="P20">Application:</text:p>
          <text:p text:style-name="P3"><text:span text:style-name="T11">→ Computation of neoclassical </text:span>mono-energetic radial diffusion coefficient<text:span text:style-name="T11"> using monte carlo approach of large particle ensemble with Lorentz scattering</text:span></text:p>
        </text:list-item>
        <text:list-item>
          <text:p text:style-name="P21">Outlook:<text:line-break/>→ computation of kinetic equilibria</text:p>
          <text:p text:style-name="P21">→<text:span text:style-name="T12"> fast alpha simulation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4T11:56:17.421879229</meta:creation-date>
    <dc:date>2020-06-26T09:51:56.686091734</dc:date>
    <meta:editing-duration>PT2H15M48S</meta:editing-duration>
    <meta:editing-cycles>40</meta:editing-cycles>
    <meta:generator>LibreOffice/6.3.5.2$Linux_X86_64 LibreOffice_project/30$Build-2</meta:generator>
    <meta:document-statistic meta:table-count="0" meta:image-count="0" meta:object-count="0" meta:page-count="2" meta:paragraph-count="25" meta:word-count="803" meta:character-count="4862" meta:non-whitespace-character-count="4103"/>
  </office:meta>
</office:document-meta>
</file>